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83830456615250196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58488798995080151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38795972736807135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13301187494394124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3064099384665429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81033292390485507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02933790583024741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487440069636983848"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278326" text:continue-list="list402933790583024741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8383919482757547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28497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27009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25851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27394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27608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53560915516598373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06552194481386480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22266559226946134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267619"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68253570928292185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88313720089891879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784277016388185184" text:style-name="L15">
        <text:list-item>
          <text:list>
            <text:list-header>
              <text:p text:style-name="P184">1.5 miles averaging about 9:40/mile and rest 1 min</text:p>
            </text:list-header>
          </text:list>
        </text:list-item>
      </text:list>
      <text:p text:style-name="P24">1 mile in 8:26 and rest 2 min</text:p>
      <text:list xml:id="list816153439229458616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32371848550495111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279651"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75277801845925141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10678064798833428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540383040572626503"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261888" text:continue-list="list2106780647988334280" text:style-name="L19">
        <text:list-item>
          <text:list>
            <text:list-header>
              <text:p text:style-name="P188">(Pace*HR)=1240</text:p>
            </text:list-header>
          </text:list>
        </text:list-item>
      </text:list>
      <text:list xml:id="list40278189" text:continue-list="list4752778018459251413" text:style-name="L18">
        <text:list-item>
          <text:list>
            <text:list-header>
              <text:p text:style-name="P187">2 miles at 10:46/mile Ave HR= 121 bpm and rest a few minutes</text:p>
            </text:list-header>
          </text:list>
        </text:list-item>
      </text:list>
      <text:list xml:id="list40270149" text:continue-list="list4026188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26728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383866836357204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44636545091351649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530123994790073829"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20817128674795475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45461918403706838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33885262178574244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28306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25551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366140128400154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2064264614856632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2361530473506365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86069738693827403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6575603109143155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277720192573084440" text:style-name="L32">
        <text:list-item>
          <text:list>
            <text:list-header>
              <text:p text:style-name="P198">0.25 miles in 2:54</text:p>
              <text:p text:style-name="P198">1 mile in 9:21 going faster as I ran and ending at around 8:30 pace</text:p>
            </text:list-header>
          </text:list>
        </text:list-item>
      </text:list>
      <text:list xml:id="list437277311686415304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2536777189741793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0471502904548715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97553212319064195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66242473445238628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47875626281206440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text:s/></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152299952388485303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9T20:01:24.78</dc:date>
    <dc:creator>James Lombardi</dc:creator>
    <meta:editing-duration>P32DT5H44M27S</meta:editing-duration>
    <meta:editing-cycles>2310</meta:editing-cycles>
    <meta:generator>OpenOffice/4.1.2$Win32 OpenOffice.org_project/412m3$Build-9782</meta:generator>
    <meta:document-statistic meta:table-count="0" meta:image-count="9" meta:object-count="0" meta:page-count="227" meta:paragraph-count="6687" meta:word-count="71583" meta:character-count="366066"/>
  </office:meta>
</office:document-meta>
</file>